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2" text:anchor-type="paragraph" svg:x="7.048in" svg:y="0.0126in" svg:width="1.778in" svg:height="0.1783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paragraph" svg:x="4.8555in" svg:y="0.0472in" svg:width="1.778in" svg:height="0.178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><draw:frame draw:style-name="fr1" draw:name="Object1" text:anchor-type="paragraph" svg:x="0.1728in" svg:y="0.1764in" svg:width="6.6543in" svg:height="0.178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line text:anchor-type="paragraph" draw:z-index="3" draw:style-name="gr1" draw:text-style-name="P1" svg:x1="0.3228in" svg:y1="0.3035in" svg:x2="1.3362in" svg:y2="0.3035in"><text:p/></draw:line><draw:line text:anchor-type="paragraph" draw:z-index="4" draw:style-name="gr1" draw:text-style-name="P1" svg:x1="4.1484in" svg:y1="0.3035in" svg:x2="4.9465in" svg:y2="0.3035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9:28:20.56</meta:creation-date>
    <dc:date>2013-02-20T19:30:55.04</dc:date>
    <meta:editing-duration>P0D</meta:editing-duration>
    <meta:editing-cycles>1</meta:editing-cycles>
    <meta:document-statistic meta:table-count="0" meta:image-count="0" meta:object-count="3" meta:page-count="1" meta:paragraph-count="0" meta:word-count="0" meta:character-count="0" meta:non-whitespace-character-count="0"/>
    <meta:generator>LibreOffice/4.0.0.3$Windows_x86 LibreOffice_project/7545bee9c2a0782548772a21bc84a9dcc583b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95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diagonal-bl-tr="none" style:diagonal-tl-br="none" fo:border="0.2pt solid #000000" fo:padding="0.028in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2pt solid #000000" fo:padding="0.028in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0.2pt solid #000000" fo:background-color="#00ff00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00ff00"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0.2pt solid #000000" fo:background-color="#00ff00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nitial Stat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4" office:value-type="string">
            <text:p>Driver Name</text:p>
          </table:table-cell>
          <table:table-cell table:style-name="ce5" office:value-type="string">
            <text:p>Date of birth</text:p>
          </table:table-cell>
          <table:table-cell table:style-name="ce5" office:value-type="string">
            <text:p>Team</text:p>
          </table:table-cell>
          <table:table-cell table:style-name="ce5" office:value-type="string">
            <text:p>Race date</text:p>
          </table:table-cell>
          <table:table-cell table:style-name="ce6" office:value-type="string">
            <text:p>Circuit</text:p>
          </table:table-cell>
          <table:table-cell table:style-name="ce5" office:value-type="string">
            <text:p>Time</text:p>
          </table:table-cell>
          <table:table-cell table:style-name="ce4" office:value-type="string">
            <text:p>Competition</text:p>
          </table:table-cell>
        </table:table-row>
        <table:table-row table:style-name="ro2" table:number-rows-repeated="104857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Arial1"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 style:data-style-name="N2" text:time-value="0000-00-00T19:29:32.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diagonal-bl-tr="none" style:diagonal-tl-br="none" fo:border="0.2pt solid #000000" fo:padding="0.028in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2pt solid #000000" fo:padding="0.028in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00ff00"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nitial State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table:style-name="ce3" office:value-type="string">
            <text:p>Circuit</text:p>
          </table:table-cell>
          <table:table-cell table:style-name="ce4" office:value-type="string">
            <text:p>Location</text:p>
          </table:table-cell>
        </table:table-row>
        <table:table-row table:style-name="ro2" table:number-rows-repeated="104857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Arial1"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 style:data-style-name="N2" text:time-value="0000-00-00T19:28:50.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diagonal-bl-tr="none" style:diagonal-tl-br="none" fo:border="0.2pt solid #000000" fo:padding="0.028in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2pt solid #000000" fo:padding="0.028in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00ff00"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nitial State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style-name="ce3" office:value-type="string">
            <text:p>Team</text:p>
          </table:table-cell>
          <table:table-cell table:style-name="ce4" office:value-type="string">
            <text:p>Location</text:p>
          </table:table-cell>
        </table:table-row>
        <table:table-row table:style-name="ro2" table:number-rows-repeated="104857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Arial1"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 style:data-style-name="N2" text:time-value="0000-00-00T19:29:59.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